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3]*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4]*[.E4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5]*[.E5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DPS300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OLLATE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[.D7]*[.E7]" office:value-type="currency" office:currency="EUR" office:value="45" calcext:value-type="currency">
            <text:p>45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2*98,62m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" calcext:value-type="float">
            <text:p>0,7</text:p>
          </table:table-cell>
          <table:table-cell table:formula="of:=[.D8]*[.E8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Douille banane rouge diam 4mm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253590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formula="of:=[.D9]*[.E9]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string" calcext:value-type="string">
            <text:p>Douille banane noire diam 4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253589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formula="of:=[.D10]*[.E10]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string" calcext:value-type="string">
            <text:p>Connecteur audio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.8" calcext:value-type="float">
            <text:p>1,8</text:p>
          </table:table-cell>
          <table:table-cell table:formula="of:=[.D11]*[.E11]" office:value-type="currency" office:currency="EUR" office:value="1.8" calcext:value-type="currency">
            <text:p>1,8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8])" office:value-type="currency" office:currency="EUR" office:value="48.288" calcext:value-type="currency">
            <text:p>48,2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4-09T11:16:12.567000000</dc:date>
    <meta:editing-duration>PT37M41S</meta:editing-duration>
    <meta:editing-cycles>9</meta:editing-cycles>
    <meta:document-statistic meta:table-count="1" meta:cell-count="65" meta:object-count="0"/>
  </office:meta>
</office:document-meta>
</file>